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1.1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 table:number-rows-repeated="8"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Propylenglyco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7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700ul Tint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1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100ul tinte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H20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zieht ein ohne spannung, stringy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zieht gut ein, fahren tropfen ok, langsam</text:p>
          </table:table-cell>
          <table:table-cell table:number-columns-repeated="2"/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zieht ok ein, geht zum fahren, tropfen</text:p>
          </table:table-cell>
          <table:table-cell table:number-columns-repeated="2"/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zieht nicht recht ei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zieht nicht ein</text:p>
          </table:table-cell>
          <table:table-cell table:number-columns-repeated="3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4"/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zieht gut ein, bewegt zaeh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number-columns-repeated="4"/>
          <table:table-cell office:value-type="float" office:value="90" calcext:value-type="float">
            <text:p>90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Best 35% glycol /65% H20 / bit of oil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350ul</text:p>
          </table:table-cell>
          <table:table-cell office:value-type="string" calcext:value-type="string">
            <text:p>Glycol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35ul</text:p>
          </table:table-cell>
          <table:table-cell office:value-type="string" calcext:value-type="string">
            <text:p>tinte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650ul</text:p>
          </table:table-cell>
          <table:table-cell office:value-type="string" calcext:value-type="string">
            <text:p>H2O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2ul</text:p>
          </table:table-cell>
          <table:table-cell office:value-type="string" calcext:value-type="string">
            <text:p>Silicon oil 5cSt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7">00/00/0000</text:date>, <text:time style:data-style-name="N2" text:time-value="10:36:14.8926188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6T09:26:31.890702526</meta:creation-date>
    <dc:date>2020-03-17T10:37:59.053935117</dc:date>
    <meta:editing-duration>PT29M50S</meta:editing-duration>
    <meta:editing-cycles>5</meta:editing-cycles>
    <meta:generator>LibreOffice/6.0.7.3$Linux_X86_64 LibreOffice_project/00m0$Build-3</meta:generator>
    <meta:document-statistic meta:table-count="1" meta:cell-count="45" meta:object-count="0"/>
  </office:meta>
</office:document-meta>
</file>